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Text_20_body">
      <style:paragraph-properties fo:text-align="start" style:justify-single-word="false"/>
    </style:style>
    <style:style style:name="P8" style:family="paragraph" style:parent-style-name="Text_20_body" style:list-style-name="L3">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Heading_20_1">
      <style:paragraph-properties fo:text-align="center" style:justify-single-word="false"/>
    </style:style>
    <style:style style:name="P11" style:family="paragraph" style:parent-style-name="Heading_20_2">
      <style:paragraph-properties fo:text-align="start" style:justify-single-word="false"/>
    </style:style>
    <style:style style:name="P12" style:family="paragraph" style:parent-style-name="Standard" style:list-style-name="L1"/>
    <style:style style:name="P13" style:family="paragraph" style:parent-style-name="Standard" style:list-style-name="L2"/>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h will euch mit Hilfe dieser Anleitung die Erweiterung der Skriptsprache Jass, vJass, etwas näher bringen. Einige von euch werden vielleicht schon ein wenig Erfahrung damit gesammelt haben, für andere ist das Thema noch völliges Neuland.</text:p>
      <text:p text:style-name="Standard">Diese Anleitung soll sich vor allem an Neueinsteiger richten. Ich versuche daher die meisten Themen recht einfach und so verständlich wie möglich zu behandeln.</text:p>
      <text:p text:style-name="Standard"/>
      <text:p text:style-name="Standard">Bei der Frage, ob man vJass lernen sollte ist es wie bei vielen anderen neuen Dingen im Leben: Man hat zunächst ein wenig Angst davor, weil man es nicht versteht und es einfacher wäre beim Alten zu bleiben. Nachdem man sich schließlich ein klein wenig damit beschäftigt hat, kommt es einem kompliziert und unnütz vor.</text:p>
      <text:p text:style-name="Standard">Es braucht meist ein kleines bisschen Überwindung, bis man sich an die Sprache wirklich heranwagt. Vielleicht erinnert ihr euch ja noch daran, wie es damals mit Jass war. Ich glaube kaum, dass jemand, der vorher noch mit kaum einer oder keiner Skiptsprache in Berührung gekommen ist, mal so eben von heute auf morgen Jass gelernt hat.</text:p>
      <text:p text:style-name="Standard">Mir ging es da ähnlich. Jass war meine erste Skriptsprache und auch ich habe anfangs gedacht „Was soll denn dieses vJass? Das ist doch alles umständlicher Unfug. Mit normalem Jass erreiche ich das, was ich will und mehr brauche ich da nicht.“. Eben die typisch feindselige Einstellung gegenüber etwas Neuem und Unbekanntem.</text:p>
      <text:p text:style-name="Standard">Irgendwann habe ich mich dann doch einmal herangewagt, weil ich schon vorher von dieser Objektorientierung gehört hatte und die Leute, die sich damit auskannten alle sagten, sie sei so nützlich und hätte viele Vorteile gegenüber einfacher funktionaler Programmierung (an dieser Stelle noch ein kleines Dankeschön an meinen Bruder für einige damalige Erklärungen bezüglich dieses Themas).</text:p>
      <text:p text:style-name="Standard">Also lud ich mir erstmal das Grimore-Paket herunter und machte mich mit einigen Funktionen davon vertraut . Dann kam ich zu vJass.</text:p>
      <text:p text:style-name="Standard">Anfangs ist es wie bei jeder Sprache: Man muss sich in die Syntax einarbeiten, besonders spannend ist das natürlich nicht, aber hat man erst einmal verstanden, wann man was wozu braucht, kommt das mit der Syntax von ganz alleine wenn man regelmäßig etwas mit der Sprache macht.</text:p>
      <text:p text:style-name="Standard">Eben durch Praxiserfahrung.</text:p>
      <text:p text:style-name="Standard"/>
      <text:p text:style-name="Standard">Was ich euch eigentlich damit sagen will ist: vJass ist nicht schwierig und es eröffnet euch einen besseren Blickwinkel auf die Programmierung im Allgemeinen, sowie neue, bessere Möglichkeiten an Probleme heranzugehen, die ihr vorher umständlich oder gar unschön mit Jass lösen musstet.</text:p>
      <text:p text:style-name="Standard"/>
      <text:p text:style-name="Standard">Fangen wir also zunächst mit dem Grimore-Paket an, in welchem der JassHelper ja enthalten ist. Herunterladen könnt ihr das unter folgender Adresse ... . Ich will jetzt gar nicht so genau auf die Möglichkeiten des Grimore-Editors an sich eingehen. Er bietet zwar einige nützliche Fähigkeiten, wie z.B. das Laden von MPQs, das Umgehen von Doodad-Limits, eine bessere Fehlersuche, das Verwenden von mehr Grafiksets als im Standard-Editor, das Überschreiten der maximalen Kartengröße usw. <text:s/>aber diese sollen nicht Bestandteil dieser Anleitung werden.</text:p>
      <text:p text:style-name="Standard">Wir beschäftigen uns also ausschließlich mit den vJass- bzw. JassHelper-spezifischen Erweiterungen.</text:p>
      <text:p text:style-name="Standard">Dazu beantworte ich erst einmal einige Fragen zum JassHelper.</text:p>
      <text:p text:style-name="Standard"/>
      <text:p text:style-name="P3">Was ist der JassHelper überhaupt?</text:p>
      <text:p text:style-name="Standard">Der JassHelper ist ein Werkzeug, das von Vexorian (einem relativ bekannten und respektierten Benutzer auf wc3c.net) entwickelt wurde. Es ist der Parser (Zerteiler bzw. Analysierer/Untersucher) für die Skriptsprache vJass, das bedeutet dieses Werkzeug durchläuft die Code-Dateien und überprüft diese auf Syntaxfehler. Sind keine Fehler vorhanden, so wird aus dem vJass-Code normaler Jass-Code in einem neuen Kartenskript generiert.</text:p>
      <text:p text:style-name="Standard">vJass ist also gar keine richtige Sprache, sondern viel mehr eine Syntaxerweiterung der Sprache. Deshalb kann auch jeder eine Karte mit vJass-Code mit der standardmäßigen Warcraft-3-<text:soft-page-break/>Installation spielen, weil es sich bei dem Kartenskript ja um gewöhnlichen Jass-Code handelt.</text:p>
      <text:p text:style-name="Standard"/>
      <text:p text:style-name="P3">Wird der JassHelper noch aktiv weiterentwickelt?</text:p>
      <text:p text:style-name="P5">Ja, es gibt immer mal wieder einige Fehlerbehebungen aber auch einige größere Neuerungen (Stand <text:s/>14. März 2009).</text:p>
      <text:p text:style-name="P5"/>
      <text:p text:style-name="P3">In welcher Programmiersprache wurde und wird der JassHelper entwickelt?</text:p>
      <text:p text:style-name="P5">In Pascal und soweit ich das beurteilen kann in Delphi, was leider auch dazu geführt hat, dass er sich auf dem Betriebssystem Linux nicht kompilieren lässt.</text:p>
      <text:p text:style-name="P5"/>
      <text:p text:style-name="P3">Auf welchen Betriebssystemen läuft der JassHelper?</text:p>
      <text:p text:style-name="P5">Auf jeden Fall auf Windows, auf Linux nur mit wine und von Mac bzw. Darwin hab ich keine Ahnung.</text:p>
      <text:p text:style-name="P5"/>
      <text:p text:style-name="P3">Lässt sich der JassHelper auch ohne das Grimore-Paket bzw. den Karteneditor benutzen?</text:p>
      <text:p text:style-name="P6">Allerdings, man kann ihn auch per Kommandozeile als alleinstehende Anwendung benutzen.</text:p>
      <text:p text:style-name="P6"/>
      <text:p text:style-name="P4">Ist der Quell-Code frei verfügbar?</text:p>
      <text:p text:style-name="P6">Glücklicherweise ja: noch einfügen</text:p>
      <text:p text:style-name="Standard"/>
      <text:h text:style-name="P10" text:outline-level="1">JassHelper-Konfiguration</text:h>
      <text:p text:style-name="Standard">Die meisten Leute verwenden den JassHelper praktischerweise im Grimore-Editor. Manche allerdings (wie z.B. ich) haben diese Möglichkeit leider nicht, weil sie ein anderes Betriebssystem wie z.B. Linux verwenden unter welchem man ein Emulationsprogramm (Nachahmungsprogramm) <text:s/>benötigt, um den Editor zu starten, was aber inzwischen nicht mehr funktioniert. Da der JassHelper einem auch die Möglichkeit anbietet, ihn über per Kommandozeile als alleinstehende Anwendung zu verwenden, stellt das kein besonders großes Problem dar. Dennoch muss ich das Emulationsprogramm wine verwenden, um ihn benutzen zu können.</text:p>
      <text:p text:style-name="Standard">Um ihn per Kommandozeile zu verwenden, muss man sich lediglich im Verzeichnis des JassHelpers befinden und folgenden Befehl eingeben.</text:p>
      <text:p text:style-name="Standard">&lt;falls Linux: wine&gt; jasshelper.exe &lt;Pfad der common.j-Datei&gt; &lt; Pfad der Blizzard.j-Datei&gt; &lt;optional: Pfad der externen Kartenskriptdatei&gt; &lt;Pfad der Kartendatei&gt;</text:p>
      <text:p text:style-name="Standard"/>
      <text:p text:style-name="Standard">Die common.j- und die Blizzard.j-Datei dürften den meisten Jasslern bekannt sein. Für alle anderen: In der common.j-Datei befinden sich die nativen (ursprünglichen) Funktionen von Jass. Man sollte wohl er sagen, die Deklarationen jener Funktionen.</text:p>
      <text:p text:style-name="Standard">In der Blizzard.j-Datei befinden sich weitere, in reinem Jass geschriebene Funktionen. Diese werden unter anderem auch vom Auslöser-Editor als GUI-Anweisungen verwendet.</text:p>
      <text:p text:style-name="Standard">Bei der Kartendatei handelt es sich um die Karte, in welcher der Code geparst werden soll und der optionale Parameter ermöglicht es einem außerhalb des Editors an einer Kartenskriptdatei zu arbeiten, was für Linuxbenutzer wie mich äußerst hilfreich sein kann.</text:p>
      <text:p text:style-name="Standard"/>
      <text:p text:style-name="Standard">Mit dem optionalen Parameter „--debug“ kann man den JassHelper im Debug-Modus parsen lassen, wodurch Zeilen, die mit dem debug-Schlüsselwort beginnen, nicht einfach ignoriert werden.</text:p>
      <text:p text:style-name="Standard">Dazu werdet ihr in dieser Anleitung später noch mehr erfahren.</text:p>
      <text:p text:style-name="Standard"/>
      <text:p text:style-name="Standard">Nun kommen wir zu den Konfigurationsmöglichkeiten des JassHelpers. Dafür verwenden wir die jasshelper.conf-Datei, die sich normalerweise im Verzeichnis des JassHelpers bzw. im Verzeichnis des Grimore-Pakets befindet.</text:p>
      <text:p text:style-name="Standard">Hier gibt es drei modifizierbare Kategorien:</text:p>
      <text:list xml:id="list2111101148" text:style-name="L1">
        <text:list-item>
          <text:p text:style-name="P12">[lookupfolders]: Hier kann man die Verzeichnispfade eintragen, in denen der JassHelper <text:soft-page-break/>nach den entsprechenden Dateien suchen soll, wenn das //! import-Makro verwendet wird. Was genau das bringt erfahrt ihr ebenfalls erst später.</text:p>
        </text:list-item>
        <text:list-item>
          <text:p text:style-name="P12">[externaltools]: <text:s/>Hier werden die Pfade zu den externen Programmen angegeben, die der JassHelper verwenden soll. Externe Programme werden mit dem //! external-Makro verwendet, das ebenfalls später noch genauer erläutert wird. Der Name ist dabei immer das erste Argument, also das, welches den Namen des externen Programmes angibt.</text:p>
        </text:list-item>
        <text:list-item>
          <text:p text:style-name="P12">[wewarlock]: ? Noch eintragen.</text:p>
        </text:list-item>
      </text:list>
      <text:p text:style-name="Standard"/>
      <text:p text:style-name="Standard">Der JassHelper erstellt beim Parsen immer Log-Dateien im Ordner „output“. Außerdem findet man hier das generierte Kartenskript. Das kann ganz nützlich sein, wenn man sich einmal ansehen möchte, was aus dem vJass-Code nach dem Parsen erzeugt wird.</text:p>
      <text:p text:style-name="Standard"/>
      <text:p text:style-name="Standard">Im Ordner „ backups“ werden die gespeicherten Kartendateien gesichert, sodass man die Möglichkeit hat, auf ältere Versionen der Karte zuzugreifen, was ebenfalls sehr wichtig sein kann, falls die Kartendatei einmal durch einen Fehler beschädigt wurde und sich nicht mehr öffnen lässt.</text:p>
      <text:p text:style-name="Standard">Die Sicherungen werden für die Buchstaben a-z, sowie die Zahlen 0-9 erstellt. Sprich, es gibt bis zu 36 gesicherte Versionen.</text:p>
      <text:p text:style-name="Standard"/>
      <text:p text:style-name="Standard">Da wahrscheinlich die Meisten von euch den JassHelper dann doch lieber mit dem Grimore-Paket verwenden wollen, werde ich nun näher auf die Bedienung dessen in besagtem Paket eingehen.</text:p>
      <text:p text:style-name="Standard">Es gilt noch anzumerken, dass die Konfigurationsdatei immer von Hand bearbeitet werden muss, was einem eigentlich keine große Schwierigkeiten machen sollte.</text:p>
      <text:p text:style-name="Standard">Im Grimore-Editor haben wir den nützlichen Menüeintrag „JassHelper“. Hier finden wir folgende Einträge:</text:p>
      <text:list xml:id="list99523343" text:style-name="L2">
        <text:list-item>
          <text:p text:style-name="P13">„Enable JassHelper“: Stellt ein, ob der JassHelper verwendet werden soll.</text:p>
        </text:list-item>
        <text:list-item>
          <text:p text:style-name="P13">„Debug Mode“: Stellt ein, ob im Debug-Modus geparst werden soll. Was das bringt erfahrt ihr später noch.</text:p>
        </text:list-item>
        <text:list-item>
          <text:p text:style-name="P13">„Disable vJass syntax“: Ist diese Option deaktiviert, wird der Code als normaler Jass-Code ausgewertet, ohne jegliche vJass-Eigenschaften, wodurch diese womöglich zu schweren Syntaxfehlern führen.</text:p>
        </text:list-item>
        <text:list-item>
          <text:p text:style-name="P13">Fast external evaluation: ?</text:p>
        </text:list-item>
        <text:list-item>
          <text:p text:style-name="P13">„Show previous errors“: Zeigt den letzten Syntaxfehler im Code an. Da bei vJass (im Gegensatz zur Jass-Syntaxüberprüfung) immer nur ein Fehler auf einmal angezeigt wird, kann das ganz nützlich sein, wenn man sich der Fehlerbehebung erst einige Zeit später widmen möchte.</text:p>
        </text:list-item>
        <text:list-item>
          <text:p text:style-name="P13">„About JassHelper ...“: Zeigt Informationen über den JassHelper und dessen verwendete Version an.</text:p>
        </text:list-item>
      </text:list>
      <text:p text:style-name="Standard"/>
      <text:h text:style-name="P10" text:outline-level="1">Syntax-Neuerungen</text:h>
      <text:h text:style-name="Heading_20_2" text:outline-level="2">Allgemeines</text:h>
      <text:p text:style-name="Standard">Nun wollen wir uns aber nicht länger mit Konfigurationsdetails herumschlagen, sondern endlich mit der Sprache selbst beginnen.</text:p>
      <text:p text:style-name="Standard">Fangen wir am besten mit den einfachsten Neuerungen an.</text:p>
      <text:p text:style-name="Standard">Während es uns mit normalem Jass-Code nicht möglich ist, globale Variablen zu definieren (Außer man verändert die common.j-Datei, die Blizzard.j-Datei oder das Kartenskript von Hand) und wir immer die globalen, per GUI erstellten Variablen der Karte verwenden mussten, ist dies bei vJass anders.</text:p>
      <text:p text:style-name="Standard">Wir können überall im Code globals-Blöcke definieren:</text:p>
      <text:p text:style-name="Standard">globals</text:p>
      <text:p text:style-name="Standard"><text:soft-page-break/><text:tab/>string JustAName = „Petrus“</text:p>
      <text:p text:style-name="Standard">endglobals</text:p>
      <text:p text:style-name="Standard"/>
      <text:p text:style-name="Standard">function Bla takes nothing returns nothing</text:p>
      <text:p text:style-name="Standard">endfunction</text:p>
      <text:p text:style-name="Standard"/>
      <text:p text:style-name="Standard">globals</text:p>
      <text:p text:style-name="Standard"><text:tab/>integer JustANumber = 10</text:p>
      <text:p text:style-name="Standard"><text:tab/>real array ArealArray</text:p>
      <text:p text:style-name="Standard">endglobals</text:p>
      <text:p text:style-name="Standard"/>
      <text:p text:style-name="Standard">Selbstverständlich können wir auch globale Konstanten definieren:</text:p>
      <text:p text:style-name="Standard">globals</text:p>
      <text:p text:style-name="Standard"><text:tab/>constant integer AConstantInteger = 100</text:p>
      <text:p text:style-name="Standard"><text:tab/>constant string AconstantString = „Jesus“ </text:p>
      <text:p text:style-name="Standard">endglobals</text:p>
      <text:p text:style-name="Standard"/>
      <text:p text:style-name="Standard">Zudem gibt es das neue Schlüsselwort „debug“, welches sich auf den oben genannten Debug-Modus bezieht. Es kann vor fast jede Art von Code (nicht bei Präprozessoranweisungen) <text:s/>geschrieben werden. Alles was ihm folgt wird nur ausgewertet, wenn der Debug-Modus aktiviert ist:</text:p>
      <text:p text:style-name="Standard">debug function Bla takes nothing returns nothing</text:p>
      <text:p text:style-name="Standard"><text:tab/>debug local integer a = 0</text:p>
      <text:p text:style-name="Standard">debug endfunction</text:p>
      <text:p text:style-name="Standard"/>
      <text:p text:style-name="Standard">Diese Funktion wird nur im Debug-Modus ausgewertet und dann ins Kartenskript übertragen. Das kann sehr nützlich sein, wenn man einige speicherintensive Tests durchführen will und die Karte beim nächsten Mal so testen möchte, wie der Spieler sie später spielen soll.</text:p>
      <text:p text:style-name="Standard"/>
      <text:p text:style-name="Standard">Ein weitere, für den Anwender eher unbemerkte Neuerung ist, dass Zeilenumbrüche in Zeichenkettenliteralen automatisch zur Escape-Sequenz „\n“ umgewandelt werden. Das behebt unter anderem einige Fehler mit dem Jass-Syntaxchecker.</text:p>
      <text:p text:style-name="Standard"/>
      <text:p text:style-name="Standard">Hier noch Beschreibung des Schlüsselworts keyword einfügen und execute und evaluate erklären.</text:p>
      <text:p text:style-name="Standard"/>
      <text:h text:style-name="P11" text:outline-level="2">Der Präprozessor</text:h>
      <text:p text:style-name="P2">Leser, die schon Erfahrungen mit der Programmiersprache C oder C++ gemacht haben, dürften sich bei dieser Überschrift jetzt fragen, was Präprozessoren in einer einfachen Skriptsprache wie vJass verloren haben. Ich würde sagen einiges, nicht allzu viel, aber dennoch einiges.</text:p>
      <text:p text:style-name="P2">Präprozessoren sind Anweisungen, die wie die Debug-Anweisung zur Parszeit, also nicht erst während des Spiels ausgeführt werden. Präprozessoren beginnen in vJass mit dem //!-Präfix.</text:p>
      <text:p text:style-name="P2">vJass stellt folgende Präprozessoren zur Verfügung:</text:p>
      <text:list xml:id="list2160190423" text:style-name="L3">
        <text:list-item>
          <text:p text:style-name="P8">//! inject &lt;Funktionsname&gt;: Injiziert eine bestimmte Funktion mit dem folgenden Code. Mögliche Funktionen sind die main- und die config-Funktion des Kartenskripts. Der Code, der dem Präprozessor folgt, wird statt des ursprünglichen Funktions-Codes in die Funktion eingefügt.</text:p>
        </text:list-item>
        <text:list-item>
          <text:p text:style-name="P8">//! endinject: Schließt den Injektionsblock.</text:p>
        </text:list-item>
        <text:list-item>
          <text:p text:style-name="P8">//! dovjassinit: Initialisiert die vJass-Strukturen und -Bibliotheken. Dies wird normalerweise automatisch in der InitBlizzard-Funktion des Kartenskripts ausgeführt, welche in der main-<text:soft-page-break/>Funktion aufgerufen wird. Wird die main-Funktion allerdings injiziert, muss man entweder selbst die InitBlizzard-Funktion aufrufen oder eben diesen Präprozessor.</text:p>
        </text:list-item>
        <text:list-item>
          <text:p text:style-name="P8">//! import &lt;Pfad einer Code-Datei&gt;: Fügt zu Beginn des Parsens den gesamten Inhalt einer Code-Datei an der Stelle des Präprozessoraufrufs in den Code ein. Damit ist es möglich, Code-Dateien außerhalb der Karte zu verwenden bzw. auszulagern. Wie schon weiter oben beschrieben, ist es per Konfiguration des JassHelpers möglich, die Pfade einzustellen, in welchen automatisch nach der Datei gesucht werden soll. Verwendet man den JassHelper nun als alleinstehende Anwendung mit einem externem Kartenskript, so kann man in dieses mit Hilfe des Präprozessors den entsprechenden Code einfügen lassen.</text:p>
        </text:list-item>
        <text:list-item>
          <text:p text:style-name="P8">//! loaddata &lt;Pfad einer SLK-Datei&gt;: SLK-Dateien sind Dateien mit Tabellen von warcraft-spezifischen Daten. Zum Beispiel befinden sich die Daten der Einheiten, Gegenstände und Zauber aus Warcraft in solchen Tabellen. Mit Hilfe dieses Präprozessors ist es möglich, eine solche Tabelle in eine Struktur zu laden. Was genau das bringt erfahrt ihr später noch.</text:p>
        </text:list-item>
        <text:list-item>
          <text:p text:style-name="P8">//! external &lt;Werkzeugname&gt; &lt;Parameter&gt;: Wie ihr vermutlich oben bereits gelesen habt, kann man in der JassHelper-Konfigurationsdatei einstellen, welche externen Werkzeuge dieser verwendet. Mit diesem Präprozessor können die Werkzeuge ausgeführt werden. Der Namen wird in der Konfigurationsdatei angegeben, die Parameter schreibt das verwendete Werkzeug selbst vor. Das Grimore-Paket liefert schon von sich aus einige nützliche Werkzeuge wie zum Beispiel den ObjectMerger, auf welche ich in dieser Anleitung allerdings nicht weiter eingehen werde.</text:p>
        </text:list-item>
      </text:list>
      <text:p text:style-name="P2"/>
      <text:p text:style-name="P2">Hier nun einige Beispiele, wie man die Präprozessoren einsetzen kann:</text:p>
      <text:p text:style-name="P2"/>
      <text:p text:style-name="P2">// Wird während des Ladens aufgerufen:</text:p>
      <text:p text:style-name="P2">//! inject main</text:p>
      <text:p text:style-name="P2"><text:tab/>// Initialisiert erst die Strukturen, dann die Bibliotheken:</text:p>
      <text:p text:style-name="P2"><text:tab/>//! dovjassinit</text:p>
      <text:p text:style-name="P2"/>
      <text:p text:style-name="P2"><text:tab/>call InitCustomTriggers() // Die Kartenauslöser werden erzeugt.</text:p>
      <text:p text:style-name="P2">//! endinject</text:p>
      <text:p text:style-name="P2"/>
      <text:p text:style-name="P2">// Wird aufgerufen, sobald man am Spiel teilnimmt:</text:p>
      <text:p text:style-name="P2">//! inject config</text:p>
      <text:p text:style-name="Text_20_body"><text:s/><text:tab/>call SetMapName("Name der Karte")</text:p>
      <text:p text:style-name="Text_20_body"><text:s/><text:tab/>call SetMapDescription("Beschreibung der Karte")</text:p>
      <text:p text:style-name="Text_20_body"><text:s/><text:tab/>call SetPlayers(Anzahl der Spieler)</text:p>
      <text:p text:style-name="Text_20_body"><text:s/><text:tab/>call SetTeams(Anzahl der Teams)</text:p>
      <text:p text:style-name="Text_20_body"><text:s/><text:tab/>call SetGamePlacement(Startplatzierungen) // Dafür gibt es Konstanten.</text:p>
      <text:p text:style-name="Text_20_body"><text:s/><text:tab/>call DefineStartLocation(Spielernummer, X, Y)</text:p>
      <text:p text:style-name="Text_20_body"><text:s/><text:tab/>... // Für alle Spieler.</text:p>
      <text:p text:style-name="Text_20_body"><text:s/><text:tab/>// Folgende Funktionen werden je nach Einstellungen in den Szenario-Daten aufgerufen:</text:p>
      <text:p text:style-name="Text_20_body"><text:soft-page-break/><text:s/><text:tab/>call InitCustomPlayerSlots()</text:p>
      <text:p text:style-name="Text_20_body"><text:s/><text:tab/>call InitCustomTeams()</text:p>
      <text:p text:style-name="Text_20_body"><text:s/><text:tab/>call InitAllyPriorities()</text:p>
      <text:p text:style-name="Text_20_body"/>
      <text:p text:style-name="Text_20_body"><text:s/><text:tab/>// Will man Musik noch vor dem Spielbeginn abspielen, benötigt man folgende Funktion:</text:p>
      <text:p text:style-name="Text_20_body"><text:s/><text:tab/>call PlayMusic("MeinLied.mp3")</text:p>
      <text:p text:style-name="Text_20_body">//! endinject</text:p>
      <text:p text:style-name="Text_20_body"/>
      <text:p text:style-name="Text_20_body">// Importiert eine Datei mit weiteren import-Präprozessoren:</text:p>
      <text:p text:style-name="Text_20_body">//! import „Scripts/Systems/Import Other Systems.j“</text:p>
      <text:p text:style-name="Text_20_body"/>
      <text:p text:style-name="Text_20_body">//Importiert ein Charaktersystem</text:p>
      <text:p text:style-name="Text_20_body">//! import „Scripts/Systems/Character System.j“</text:p>
      <text:p text:style-name="Text_20_body"/>
      <text:p text:style-name="Text_20_body">Das ist aber noch nicht alles. Präprozessoren wurden unter anderem für die generische Programmierung entworfen. Sprich für Funktionen, die einen allgemeinen Nutzen für eine Vielzahl von Datentypen haben.</text:p>
      <text:p text:style-name="Text_20_body">Nehmen wir einmal an, wir wollen die Funktion function Max takes Typ Wert1, Typ Wert2 returns Typ implementieren. Diese Funktion nimmt zwei Parameter entgegen und gibt den größeren davon wieder zurück.</text:p>
      <text:p text:style-name="Text_20_body">Nun könnte man diese Funktion wie in der Blizzard.j-Datei jeweils für den Typ integer und den Typ real definieren:</text:p>
      <text:p text:style-name="Text_20_body">function IMaxBJ takes integer a, integer b returns integer</text:p>
      <text:p text:style-name="Text_20_body">function RMaxBJ takes real a, real b returns real</text:p>
      <text:p text:style-name="Text_20_body">Was wäre jetzt aber, wenn die Sprache mehr numerische Datentypen als den integer- und den real-Typ hätte.</text:p>
      <text:p text:style-name="Text_20_body">Nehmen wir einmal an dem wäre so, dann müssten wir für jeden dieser Datentypen eine Funktion schreiben und falls wir eine dann noch nicht benötigten, diese möglicherweise wieder auskommentieren, um Code zu sparen usw..</text:p>
      <text:p text:style-name="Text_20_body">Für solche Fälle gibt es den Präprozessor //! textmacro. Wie der Name schon sagt bezieht es sich auf einen Text, genauer gesagt auf einen Textblock. Betrachten wir nun einmal folgenden Code:</text:p>
      <text:p text:style-name="Text_20_body">//! textmacro Max takes TYPE, TYPENAME</text:p>
      <text:p text:style-name="Text_20_body"><text:tab/>function $TYPENAME$Max takes $TYPE$ a, $TYPE b returns $TYPE$+</text:p>
      <text:p text:style-name="Text_20_body"><text:tab/><text:tab/>if (a &lt; b) then</text:p>
      <text:p text:style-name="Text_20_body"><text:tab/><text:tab/><text:tab/>return b</text:p>
      <text:p text:style-name="Text_20_body"><text:tab/><text:tab/>endif</text:p>
      <text:p text:style-name="Text_20_body"><text:tab/><text:tab/>return b</text:p>
      <text:p text:style-name="Text_20_body"><text:tab/>endfunction</text:p>
      <text:p text:style-name="Text_20_body">//! endtextmacro </text:p>
      <text:p text:style-name="Text_20_body"><text:soft-page-break/></text:p>
      <text:p text:style-name="Text_20_body">Ein Textmakro wird, wie wir anhand des Beispiels sehen, in einem Block eingeschlossen. Genau wie Schleifen und globale Variablen. Der erste Teil gleicht einer Funktionsdeklaration und hat auch einiges mit ihr gemeinsam. Textmakros sind Funktionen, die Parameter in Form von Zeichenketten entgegennehmen können. Daher gebe ich auch keine Typen bei den Parameternamen TYPE und TYPENAME an. Ein Textmakro liefert keinen Rückgabewert, was auch vollkommen sinnlos wäre. Es lässt sich genau wie die anderen Präprozessoren nach dem Parsen aufrufen und erzeugt dann an entsprechender Stelle den Code, den es umschließt und setzt dabei die angegebenen Parameter dort ein, wo man sie mit Hilfe des $-Zeichens umschlossen hat:</text:p>
      <text:p text:style-name="Text_20_body">//! runtextmacro Max(„I“, „integer“)</text:p>
      <text:p text:style-name="Text_20_body">//! runtextmacro Max(„R“, „real“)</text:p>
      <text:p text:style-name="Text_20_body">Mit diesen Makroanweisungen werden zwei Funktionen erstellt:</text:p>
      <text:p text:style-name="Text_20_body">function IMax takes integer a, integer b returns integer</text:p>
      <text:p text:style-name="Standard"><text:tab/>if (a &lt; b) then</text:p>
      <text:p text:style-name="Text_20_body"><text:tab/><text:tab/><text:tab/>return b</text:p>
      <text:p text:style-name="Text_20_body"><text:tab/>endif</text:p>
      <text:p text:style-name="Text_20_body"><text:tab/>return b</text:p>
      <text:p text:style-name="Text_20_body">endfunction</text:p>
      <text:p text:style-name="Text_20_body"/>
      <text:p text:style-name="Text_20_body">function RMax takes real a, real b returns real</text:p>
      <text:p text:style-name="Standard"><text:tab/>if (a &lt; b) then</text:p>
      <text:p text:style-name="Text_20_body"><text:tab/><text:tab/><text:tab/>return b</text:p>
      <text:p text:style-name="Text_20_body"><text:tab/>endif</text:p>
      <text:p text:style-name="Text_20_body"><text:tab/>return b</text:p>
      <text:p text:style-name="Text_20_body">endfunction</text:p>
      <text:p text:style-name="Text_20_body"/>
      <text:p text:style-name="Text_20_body">Wie man sieht, werden überall in der Textmakrodefinition die Parameternamen, die von $-Zeichen umschlossen wurden, durch den Wert des Parameters ersetzt. Dieser muss beim Makroaufruf in Anführungszeichen geschrieben werden, die dann beim Ersetzten entfernt werden.</text:p>
      <text:p text:style-name="Text_20_body">Mit jedem //! runtextmacro &lt;Name des Textmakros&gt;(Argumente)-Aufruf wird also eine Code-Instanz mit bestimmten Parametern erzeugt.</text:p>
      <text:p text:style-name="Text_20_body">Das Beispiel mit den Datentypen integer und real war natürlich nicht sonderlich gut gewählt, da es gerade einmal zwei verschiedene Typen sind.</text:p>
      <text:p text:style-name="Text_20_body">Anders sieht es da z. B. bei einer Container-Struktur aus, die eine Anzahl von Werten verwaltet. Anstatt für jeden Datentyp eine eigene Struktur mit genau der gleichen Funktionalität zu schreiben, kann man ein einziges Textmakro definieren und später dann eine Struktur für jeden benötigte Datentyp erzeugen.</text:p>
      <text:p text:style-name="Text_20_body"/>
      <text:h text:style-name="P10" text:outline-level="1">Bibliotheken</text:h>
      <text:p text:style-name="P2">Oft haben Programmierer Probleme mit größeren Mengen Code fertig zu werden, da es dabei leicht zu vielen Abhängigkeiten kommen kann. Schreibt man neue Funktionen, so muss man dabei immer <text:soft-page-break/>wieder darauf achten, dass sie nach den Funktionen, die sie verwenden definiert werden. Oft werden auch Funktionen geschrieben, die nur für bestimmte andere Funktionen gedacht sind. Ist das ganze dann noch ein System, dass an andere weitergegeben werden soll, so muss man meist in Kommentaren zu den Funktionen dazu schreiben, dass man diese doch bitte nicht verwenden soll, da sie nur für die Funktionen des Systems gedacht sind.</text:p>
      <text:p text:style-name="P2">Dafür gibt es in vJass Bibliotheken (engl. library) . Bibliotheken lösen die Abhängigkeiten automatisch auf, indem sie in entsprechender Reihenfolge angeordnet werden und können Daten vor unbeabsichtigten Zugriffen schützen.</text:p>
      <text:p text:style-name="P2"/>
      <text:p text:style-name="P2">library MyLibrary initializer MyInitFunction requires AnotherLibrary</text:p>
      <text:p text:style-name="P2">endlibrary</text:p>
      <text:p text:style-name="P2"/>
      <text:p text:style-name="P2">Um eine Bibliothek zu definieren, muss man das Schlüsselwort library verwenden. Darauf folgt der Name der Bibliothek dann (optional) das Schlüsselwort initializer und der Name einer Initialisierungsfunktion, die während der Karteninitialisierung aufgerufen wird und schließlich (ebenfalls optional) das Schlüsselwort requires und eine Liste der Bibliotheken, die die Bibliothek benötigt.</text:p>
      <text:p text:style-name="P2">Getrennt werden die Namen der Bibliotheken mit einem Komma:</text:p>
      <text:p text:style-name="P2"/>
      <text:p text:style-name="P2">library MyLibrary requires AnotherLibrary, JustAnotherLibrary</text:p>
      <text:p text:style-name="P2">endlibrary</text:p>
      <text:p text:style-name="P2"/>
      <text:p text:style-name="P2">Der Bibliothekenblock endet mit dem Schlüsselwort endlibrary.</text:p>
      <text:p text:style-name="P2">Innerhalb der Bibliothek kann jede Art von Jass- und vJass-Code stehen:</text:p>
      <text:p text:style-name="P2"/>
      <text:p text:style-name="P2">library MyLibrary</text:p>
      <text:p text:style-name="P2"/>
      <text:p text:style-name="P2"><text:tab/>function MyFunction takes nothing returns nothing</text:p>
      <text:p text:style-name="P2"><text:tab/>endfunction</text:p>
      <text:p text:style-name="P2"/>
      <text:p text:style-name="P2"><text:tab/>globals</text:p>
      <text:p text:style-name="P2"><text:tab/><text:tab/>integer a = 0</text:p>
      <text:p text:style-name="P2"><text:tab/>endglobals</text:p>
      <text:p text:style-name="P2">endlibrary</text:p>
      <text:p text:style-name="P2"/>
      <text:p text:style-name="P2">Teilt man nun seinen Code einigermaßen sinnvoll auf mehrere Bibliotheken auf und gibt die jeweils benötigten anderen Bibliotheken bei der Definition einer Bibliothek an, hat man einen wesentlich übersichtlicheren Code, da jeder sofort versteht, was zusammengehört und was nicht. Mit benötigten Bibliotheken sind jene Bibliotheken gemeint, die Code enthalten, der von der aktuellen Bibliothek verwendet wird. Der JassHelper löst dann während des Kompilierungsprozesses die Abhängigkeiten auf und weist den Benutzer auf gegenseitige Abhängigkeiten hin (z. B. wenn sich <text:soft-page-break/>zwei Bibliotheken gegenseitig anfordern), falls solche vorhanden sind.</text:p>
      <text:p text:style-name="P2">Zum Beispiel könnte man eine Bibliothek für GUI-Funktionen, eine für geometrische Funktionen oder eine für ein Zaubereffektesystem schreiben.</text:p>
      <text:p text:style-name="P2">Statt dem Schlüsselwort requires gibt es noch die beiden Alternativen needs und uses. Sie bewirken exakt das Gleiche, allerdings verwende ich immer requires, um einen gewissen Standard einzuhalten. Welches der drei Schlüsselwörter ihr lieber verwenden wollt, bleibt natürlich euch überlassen.</text:p>
      <text:p text:style-name="P2"/>
      <text:p text:style-name="P2">Die Initialisierungsfunktion ist eine Funktion, die innerhalb der Bibliothek selbst definiert werden muss. Sie wird während der Karteninitialisierung aufgerufen und kann zum Beispiel einige globale Arrays der Bibliothek initialisieren. Außerdem darf sie keine Parameter und keinen Rückgabewert enthalten (ähnlich wie Auslöseraktionsfunktionen):</text:p>
      <text:p text:style-name="P2"/>
      <text:p text:style-name="P2">library MyLibrary initializer MyInitializer</text:p>
      <text:p text:style-name="P2"><text:tab/>globals</text:p>
      <text:p text:style-name="P2"><text:tab/><text:tab/>integer array MyArray</text:p>
      <text:p text:style-name="P2"><text:tab/>endglobals</text:p>
      <text:p text:style-name="P2"/>
      <text:p text:style-name="P2"><text:tab/>// Die Intialisierungsfunktion:</text:p>
      <text:p text:style-name="P2"><text:tab/>function MyInitializer takes nothing returns nothing</text:p>
      <text:p text:style-name="P2"><text:tab/><text:tab/>local integer i = 0</text:p>
      <text:p text:style-name="P2"><text:tab/><text:tab/>loop</text:p>
      <text:p text:style-name="P2"><text:tab/><text:tab/><text:tab/>exitwhen (i == 100)</text:p>
      <text:p text:style-name="P2"><text:tab/><text:tab/><text:tab/>set MyArray[i] = GetRandomInt(0, 10000) // Initialisiert 100 Einträge des Arrays mit einer Zufallszahl</text:p>
      <text:p text:style-name="P2"><text:tab/><text:tab/><text:tab/>set i = i + 1</text:p>
      <text:p text:style-name="P2"><text:tab/><text:tab/>endloop</text:p>
      <text:p text:style-name="P2"><text:tab/>endfunction</text:p>
      <text:p text:style-name="P2">endlibrary</text:p>
      <text:p text:style-name="P2"/>
      <text:p text:style-name="P2">Nun liegt es nahe, dass der Ersteller einer Bibliothek nicht möchte, dass alle Funktionen für den Anwender aufrufbar sind oder dieser Zugriff auf alle globalen Variablen der Bibliothek hat, da es sich z. B. um ein in sich geschlossenes System mit wenigen, für den Anwender zur Verfügung gestellten Funktionen handelt.</text:p>
      <text:p text:style-name="P2">Als eine Lösung für dieses Problem wurden die Schlüsselwörter private und public eingeführt. Sie können z. B. vor Funktionen oder globalen Variablen stehen:</text:p>
      <text:p text:style-name="P2"/>
      <text:p text:style-name="P2">library MyTestLibrary</text:p>
      <text:p text:style-name="P2"/>
      <text:p text:style-name="P2"><text:tab/>private function MyTestFunction takes nothing returns nothing</text:p>
      <text:p text:style-name="P2"><text:soft-page-break/><text:tab/>endfunction</text:p>
      <text:p text:style-name="P2"/>
      <text:p text:style-name="P2"><text:tab/>globals</text:p>
      <text:p text:style-name="P2"><text:tab/><text:tab/>private integer a = 0</text:p>
      <text:p text:style-name="P2"><text:tab/><text:tab/>public integer b = 0</text:p>
      <text:p text:style-name="P2"><text:tab/><text:tab/>integer c = 0</text:p>
      <text:p text:style-name="P2"><text:tab/>endglobals</text:p>
      <text:p text:style-name="P2">endlibrary</text:p>
      <text:p text:style-name="P2"/>
      <text:p text:style-name="P2">Was also bringen diese Schlüsselwörter nun? Steht vor einer Funktion oder einer globalen Variable das Schlüsselwort private, so kann (wie der Name schon vermuten lässt) auf diese nicht von außerhalb der Bibliothek zugegriffen werden. Sie steht also nur innerhalb der Bibliothek zur Verfügung.</text:p>
      <text:p text:style-name="P2">Steht vor einer Funktion oder einer globalen Variable das Schlüsselwort public, so kann zwar von außerhalb auf sie zugegriffen werden, es muss jedoch immer der Name der Bibliothek mit einem Unterstrich als Trennzeichen voran gestellt werden.</text:p>
      <text:p text:style-name="P2">Steht keines der beiden Schlüsselwörter vor einer Funktion oder einer globalen Variable, so kann man von überall auf sie, wie auf eine völlig normale Funktion bzw. globale Variable zugreifen.</text:p>
      <text:p text:style-name="P2">Diese Regeln gelten nur für außenstehende Funktionen und globale Variablen. Funktionen und globale Variablen innerhalb der Bibliothek können immer über ihren eigentlichen Bezeichner auf sie zugreifen:</text:p>
      <text:p text:style-name="P2"/>
      <text:p text:style-name="P2">function ThisFunctionIsNotInMyLibrary takes nothing returns nothing</text:p>
      <text:p text:style-name="P2"><text:tab/>set a = 1 // Illegal – privat.</text:p>
      <text:p text:style-name="P2"><text:tab/>set b = 1 // Illegal – öffentlich, Bibliotheksbezeichner fehlt.</text:p>
      <text:p text:style-name="P2"><text:tab/>set MyLibrary_b = 1 // Legal, Bibliotheksbezeichner-Präfix wird vorangestellt.</text:p>
      <text:p text:style-name="P2"><text:tab/>set c = 1 // Legal, normal zugreifbare globale Variable.</text:p>
      <text:p text:style-name="P2">endfunction</text:p>
      <text:p text:style-name="P2"/>
      <text:p text:style-name="P2">Ob es sich empfiehlt, vor öffentliche Funktionen und globale Variablen immer ein public-Schlüsselwort zu schreiben, halte ich für recht fragwürdig.</text:p>
      <text:p text:style-name="P2">Normalerweise ist jede Bibliothek für etwas anderes zuständig und sollten sich einmal Namen überdecken, so liegt oft ein Konzeptfehler vor.</text:p>
      <text:p text:style-name="P2">Natürlich kann man das Schlüsselwort auch voranstellen, um nicht zwischen gleichen Namen zu trennen, sondern um den Anwender dazu zu zwingen, darauf hinzuweisen aus welcher Bibliothek die Funktion oder globale Variable stammt.</text:p>
      <text:p text:style-name="P2">Ich selbst habe das public-Schlüsselwort noch nie in diesem Zusammenhang verwendet, da ich meist an großen Systemen arbeite, die aus sehr vielen verschiedenen Bibliotheken bestehen, um die Abhängigkeiten besser kontrollieren zu können. Bisher stellte das jedoch kein Problem dar, allerdings gilt es hierbei auch anzumerken, dass ich keine fremden Systeme verwende und mein Projekt als Gesamtpaket gedacht ist, das das Meiste allein bewältigen können sollte.</text:p>
      <text:p text:style-name="P2"><text:soft-page-break/>Ein kleiner Trick, den ich verwende, ist es mehrere Bibliotheken zu einer zusammenzufassen, indem man eine leere Bibliothek schreibt, die die anderen benötigt.</text:p>
      <text:p text:style-name="P2"/>
      <text:p text:style-name="P2">library GuiSystemLibrary requires WidgetLibrary, WindowLibrary, LayoutLibrary, ButtonLibrary</text:p>
      <text:p text:style-name="P2">endlibrary</text:p>
      <text:p text:style-name="P2"/>
      <text:p text:style-name="P2">Da es nicht möglich ist Bibliotheken zu verschachteln, erscheint mir das als eine recht einfache und sinnvolle Lösung, da der Anwender jetzt auch nur die Bibliothek GuiSystemLibrary anfordern kann, um das gesamte System verwenden zu können. Natürlich könnte man auch alles in eine Bibliothek packen, aber da ich mein Projekt bibliotheksweise auf Dateien verteilt habe, finde ich dieses Konzept am übersichtlichsten.</text:p>
      <text:p text:style-name="P2"/>
      <text:p text:style-name="P2">Leider kann es selbst bei einer solch schönen Strukturierungsmethode noch zu weiteren Problemen kommen, wenn der Ersteller mehrerer Bibliotheken sich vorher zu wenig Gedanken darüber gemacht hat und die Bestandteile nicht richtig verteilt, wodurch es mal wieder zu Abhängigkeitsproblemen bzw. Anforderungszyklen kommen kann.</text:p>
      <text:p text:style-name="P2">Man sollte sich also immer, wenn man vor hat mehrere Bibliotheken zu schreiben, das Ganze als eine Art Hierarchiebaum vorstellen, der von oben nach unten verläuft. Manchmal hilft es auch sich die Beziehungen auf einem Blatt Papier aufzuzeichnen. Ob das notwendig ist, dürft ihr natürlich mal wieder selbst entscheiden. </text:p>
      <text:p text:style-name="P2"/>
      <text:h text:style-name="P10" text:outline-level="1">Bezugsrahmen</text:h>
      <text:p text:style-name="P2">Bezugsrahmen (engl. scope) sind einer Bibliothek im Grunde genommen sehr ähnlich. Sie unterscheiden sich aber durch folgende Punkte:</text:p>
      <text:list xml:id="list1388143300" text:style-name="L4">
        <text:list-item>
          <text:p text:style-name="P9">Bezugsrahmen können keine anderen Bezugsrahmen oder Bibliotheken anfordern.</text:p>
        </text:list-item>
        <text:list-item>
          <text:p text:style-name="P9">Bezugsrahmen können in Bibliotheken oder weiteren Bezugsrahmen enthalten sein.</text:p>
        </text:list-item>
      </text:list>
      <text:p text:style-name="P2"/>
      <text:p text:style-name="P2">Wie Bibliotheken können auch sie eine Initialisierungsfunktion und privaten, sowie öffentlichen Code enthalten.</text:p>
      <text:p text:style-name="P2">Wofür braucht man nun aber Bezugsrahmen, wenn es schon Bibliotheken gibt? Das ist eine gute Frage und ich selbst muss gestehen, noch nie Bezugsrahmen verwendet zu haben. Ich denke mal, man sollte sich zunächst immer Gedanken darüber machen, ob man wirklich eine Bibliothek benötigt oder ob ein Bezugsrahmen allein schon ausreicht.</text:p>
      <text:p text:style-name="P2"/>
      <text:p text:style-name="P2">Ein weiteres Anwendungsgebiet ist wohl das Aufteilen von Bibliotheken, was bei meinem eigenen Code noch nie nötig war, da ich, wie oben genannt, immer alles auf Bibliotheken aufgeteilt habe.</text:p>
      <text:p text:style-name="P2">Am besten sollte man es in diesem Anwendungsgebiet wohl verwenden, wenn man nicht will, dass die aufgegliederten Teile einzeln anforderbar sind.</text:p>
      <text:p text:style-name="P2">So hätte ich zum Beispiel meine GUI-Bibliothek nicht in mehrere Bibliotheken, sondern in mehrere Bezugsrahmen aufteilen können. Da ich es dem Anwender aber selbst überlassen möchte, ob der die Bibliotheken der Strukturen selbst anfordert oder eben das ganze System, habe ich darauf verzichtet.</text:p>
      <text:p text:style-name="P2"><text:soft-page-break/></text:p>
      <text:p text:style-name="P2">Wie ihr euch sicher denken könnt, beginnt eine Bezugsrahmendefinition mit dem Schlüsselwort scope und endet mit dem Schlüsselwort endscope:</text:p>
      <text:p text:style-name="P2"/>
      <text:p text:style-name="P2">scope MyScope initializer MyInitFunction</text:p>
      <text:p text:style-name="P2"><text:tab/>globals</text:p>
      <text:p text:style-name="P2"><text:tab/><text:tab/>private integer a = 0</text:p>
      <text:p text:style-name="P2"><text:tab/><text:tab/>public constant integer b = 12</text:p>
      <text:p text:style-name="P2"><text:tab/>endglobals</text:p>
      <text:p text:style-name="P2"/>
      <text:p text:style-name="P2"><text:tab/>private function MyInitFunction takes nothing returns nothing</text:p>
      <text:p text:style-name="P2"><text:tab/>endfunction</text:p>
      <text:p text:style-name="P2"/>
      <text:p text:style-name="P2">endscope</text:p>
      <text:p text:style-name="Text_20_body"/>
      <text:p text:style-name="Text_20_body">Dennoch bietet die Verwendung von Bezugsrahmen einen mehr oder weniger nützlichen Vorteil gegenüber der Verwendung von Bibliotheken. Bezugsrahmen können noch weiter inneinander verschachtelt werden, was mit Bibliotheken nicht möglich ist:</text:p>
      <text:p text:style-name="Text_20_body"/>
      <text:p text:style-name="Text_20_body">library ScopeLibrary</text:p>
      <text:p text:style-name="Text_20_body"/>
      <text:p text:style-name="Text_20_body"><text:tab/>scope ScopeA</text:p>
      <text:p text:style-name="Text_20_body"><text:tab/><text:tab/>scope ScopeB</text:p>
      <text:p text:style-name="Text_20_body"><text:tab/><text:tab/><text:tab/>globals</text:p>
      <text:p text:style-name="Text_20_body"><text:tab/><text:tab/><text:tab/><text:tab/>public integer a = 0</text:p>
      <text:p text:style-name="Text_20_body"><text:tab/><text:tab/><text:tab/>endglobals</text:p>
      <text:p text:style-name="Text_20_body"><text:tab/><text:tab/>endscope</text:p>
      <text:p text:style-name="Text_20_body"><text:tab/>endscope</text:p>
      <text:p text:style-name="Text_20_body"/>
      <text:p text:style-name="Text_20_body">endlibrary</text:p>
      <text:p text:style-name="Text_20_body"/>
      <text:p text:style-name="Text_20_body">Der Zugriff auf a von außerhalb erfolgt logischerweise folgendermaßen:</text:p>
      <text:p text:style-name="Text_20_body">set ScopeLibrary_ScopeA_ScopeB_a = 10</text:p>
      <text:p text:style-name="Text_20_body"/>
      <text:p text:style-name="Text_20_body">Je nachdem in welcher Verschachtelungsebene darauf zugegriffen wird, fallen entsprechende Präfixe weg. So sieht der Zugriff aus der Bibliothek heraus folgendermaßen aus:</text:p>
      <text:p text:style-name="Text_20_body">set ScopeA_ScopeB_a = 10</text:p>
      <text:p text:style-name="Text_20_body"/>
      <text:p text:style-name="Text_20_body"><text:soft-page-break/>Und aus ScopeA heraus so:</text:p>
      <text:p text:style-name="Text_20_body">set ScopeB_a = 10</text:p>
      <text:p text:style-name="Text_20_body"/>
      <text:h text:style-name="P10" text:outline-level="1">Was noch fehlt</text:h>
      <text:p text:style-name="P2">Wie alles andere im Leben ist vJass nicht perfekt. Fast wöchentlich gehen im JassHelper-Thread viele Vorschläge zur Verbesserung von vJass ein.</text:p>
      <text:p text:style-name="P2">Auch ich habe Vexorian bereits den ein oder anderen Vorschlag gemacht. Wie man sich aber denken kann, ist es nicht gerade einfach, alles was das Herz begehrt in eine Sprache aufzunehmen, weil damit meist auch viel Programmierarbeit verbunden ist.</text:p>
      <text:p text:style-name="P2">So fehlen zum Beispiel elementare Dinge wie das proteced-Schlüsselwort, man kann keine Funktionsschnittstellen in Strukturen definieren oder deklarieren und mit dem Erscheinen neuer Versionen tauchen immer wiedermal alte Fehler auf, sodass man z.B. als Arraygröße einer statischen Strukureigentschaft keine Konstante einer anderen Struktur angeben kann.</text:p>
      <text:p text:style-name="P2">Es gab auch schon viele Vorschläge zur Vereinfachung der Syntax wie zum Beispiel die Inkrement- und Dekrementierungs-Operatoren ++ und --, die einen Zahlenwert um 1 erhöhren bzw. um 1 verringern.</text:p>
      <text:p text:style-name="P2">Oder eine Vereinfachung der Schleifensyntax von:</text:p>
      <text:p text:style-name="P2">local integer i = 0</text:p>
      <text:p text:style-name="P2">loop</text:p>
      <text:p text:style-name="P2"><text:tab/>exitwhen (i == 10)</text:p>
      <text:p text:style-name="P2"><text:tab/>set i = i + 1</text:p>
      <text:p text:style-name="P2">endloop</text:p>
      <text:p text:style-name="P2"/>
      <text:p text:style-name="P2">Zu:</text:p>
      <text:p text:style-name="P2"/>
      <text:p text:style-name="P2">for (integer i = 0; i &lt; 10; i = i + i)</text:p>
      <text:p text:style-name="P2">endfor</text:p>
      <text:p text:style-name="P2"/>
      <text:p text:style-name="P2">Es bleibt also abzuwarten, wie weit sich die Sprache noch weiterentwickeln wird. Mich hat sie immerhin dazu gebracht bei Warcraft zu bleiben, obwohl die Engine so veraltet ist.</text:p>
      <text:p text:style-name="Preformatted_20_Text"/>
      <text:p text:style-name="P1"/>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creation-date>2008-06-22T15:29:48</meta:creation-date>
    <dc:date>2009-03-15T11:53:17</dc:date>
    <meta:editing-cycles>251</meta:editing-cycles>
    <meta:editing-duration>PT05H42M58S</meta:editing-duration>
    <dc:creator>Tamino Dauth</dc:creator>
    <meta:document-statistic meta:table-count="0" meta:image-count="0" meta:object-count="0" meta:page-count="13" meta:paragraph-count="268" meta:word-count="4213" meta:character-count="29481"/>
    <meta:user-defined meta:name="Info 1"/>
    <meta:user-defined meta:name="Info 2"/>
    <meta:user-defined meta:name="Info 3"/>
    <meta:user-defined meta:name="Info 4"/>
  </office:meta>
</office:document-meta>
</file>